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9455" officeooo:paragraph-rsid="001f9455"/>
    </style:style>
    <style:style style:name="P2" style:family="paragraph" style:parent-style-name="Standard">
      <style:text-properties officeooo:rsid="0021953c" officeooo:paragraph-rsid="0021953c"/>
    </style:style>
    <style:style style:name="P3" style:family="paragraph" style:parent-style-name="Standard">
      <style:text-properties officeooo:rsid="0021eef7" officeooo:paragraph-rsid="0021eef7"/>
    </style:style>
    <style:style style:name="T1" style:family="text">
      <style:text-properties officeooo:rsid="001fac67"/>
    </style:style>
    <style:style style:name="T2" style:family="text">
      <style:text-properties officeooo:rsid="0021953c"/>
    </style:style>
    <style:style style:name="T3" style:family="text">
      <style:text-properties fo:color="#73726c" loext:opacity="100%" fo:font-family="anthropicSans, 'anthropicSans Fallback', system-ui, 'Segoe UI', Roboto, Helvetica, Arial, sans-serif" fo:font-size="10.5pt" fo:letter-spacing="normal" fo:font-style="italic"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ero tener un sistema visual que nos permita en tiempo real poder sentir el mercado de acuerdo a cómo cambian los diversos indicadores. Lo principal en el trading es poder ser conscientes cuando el precio se encuentra en una zona atractiva de compra/venta y una vez que el precio se acerca a esa posición, tener claridad sobre lo que hace el mercado (puede acercarse para rebotar o para seguir derecho)</text:p>
      <text:p text:style-name="P1"/>
      <text:p text:style-name="P1">Es por eso que nuestro sistema de alertas puede ser algo así como un sistema de proximidad. A medida que el precio se acerca a una zona objetivo, prenda una luz que aumenta en intensidad o tamaño según la cercanía. </text:p>
      <text:p text:style-name="P1"/>
      <text:p text:style-name="P1">Cuando ya está en la zona, ver cómo se está comportando el volumen y si está aumentando según su z-score. Si está por encima de un umbral definido por el usuario, puede cambiar de color la luz, aumentando su intensidad y aumentando aún más su tamaño.</text:p>
      <text:p text:style-name="P1"/>
      <text:p text:style-name="P1">La interfaz se vería como una serie de círculos (uno por cada condición programada por moneda – podría haber varias para BTCUSDT, por ejemplo) que cambian de color, intensidad de luz y tamaño a medida que la confluencia de factores aumenta.</text:p>
      <text:p text:style-name="P1"/>
      <text:p text:style-name="P1">Los precios de las zonas objetivos pueden ser sacados de los indicadores Support/Resistance, Range Detector y/o manualmente ingresados por el usuario. Al decir sacados, me refiero que lo hagan como lo hace el indicador de patrones de rechazo (en la opción de <text:span text:style-name="T1">+add reference context”) que al seleccionar esa opción, despliegue los niveles </text:span><text:span text:style-name="T2">de precio </text:span><text:span text:style-name="T1">que se calcularon con esos indicadores y el usuario escoja cuáles de esos niveles desea tomar como referencia para la alerta</text:span> </text:p>
      <text:p text:style-name="P1"/>
      <text:p text:style-name="P2">Para estos niveles es importante tener flexibilidad respecto al precio que nos dan: si por ejemplo tenemos un precio de 5.000, dejar que se tome en cuenta si es +o- 200 (sería una opción que escoge el usuario y él define el % a tomar el cuenta – por default 1%)</text:p>
      <text:p text:style-name="P1"/>
      <text:p text:style-name="P1">La serie de círculos deben aparecer horizontalmente uno al lado del otro, en la parte superior de la watchlist (arriba de los minicharts). Las alertas deben tomar como timeframe para sus cálculos, 15 minutos.</text:p>
      <text:p text:style-name="P1"/>
      <text:p text:style-name="P3">Si hay monedas de la Watchlist que el usuario no configuró, el círculo debe aparecer apagado.</text:p>
      <text:p text:style-name="P3"/>
      <text:p text:style-name="P3"/>
      <text:p text:style-name="P3"><text:span text:style-name="T3">me gusta lo que propones. Hagamos la fase 1 pero inclúyele la persistencia en localStorage // Sobre las preguntas: 1. Proximidad es más importante. De hecho el volumen es clave pero no necesariamente se va a activar justo en la vela que "toque" el nivel, puede simplemente ir en aumento y con eso sería suficiente -- 2. la idea es que terminemos comprando con esta alerta. para comenzar que sólo sea alertar -- 3. que sean zonas que el usuario pueda agregar o quitar, pueden ser varias porque a veces el precio va para una zona y gira antes de la alerta y se va a otra zona. En ese caso se pierde el movimiento --4. dejemoslo en 15 minutos para empezar --5. con todas las monedas del watchlist. Lo que pasa es que no necesitamos que sea cada 10 segundos, puede ser una vez cada 1 o 2 minutos, con eso sería suficiente porque nosotros no hacemos scalping</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5:35:47.167991400</meta:creation-date>
    <dc:date>2025-11-17T16:10:20.562374700</dc:date>
    <meta:editing-duration>PT22M16S</meta:editing-duration>
    <meta:editing-cycles>4</meta:editing-cycles>
    <meta:generator>LibreOffice/25.2.6.2$Windows_X86_64 LibreOffice_project/729c5bfe710f5eb71ed3bbde9e06a6065e9c6c5d</meta:generator>
    <meta:document-statistic meta:table-count="0" meta:image-count="0" meta:object-count="0" meta:page-count="1" meta:paragraph-count="9" meta:word-count="533" meta:character-count="2998" meta:non-whitespace-character-count="2471"/>
  </office:meta>
</office:document-meta>
</file>